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25-01-02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0064" calcext:value-type="float">
            <text:p>83.5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24-01-0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23-01-05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74792" calcext:value-type="float">
            <text:p>81.7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22-01-2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7144" calcext:value-type="float">
            <text:p>83.0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21-01-1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58128" calcext:value-type="float">
            <text:p>82.5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20-01-07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8-01-02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7-01-09 16:13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45224" calcext:value-type="float">
            <text:p>82.9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6-01-04 16:5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37248" calcext:value-type="float">
            <text:p>83.1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5-01-05 18:06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4584" calcext:value-type="float">
            <text:p>77.8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4-01-06 17:52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3-01-07 16:42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9332" calcext:value-type="float">
            <text:p>76.0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2-01-04 21:26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2248" calcext:value-type="float">
            <text:p>73.6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1-01-03 19:4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4804" calcext:value-type="float">
            <text:p>71.9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09-01-05 18:08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6264" calcext:value-type="float">
            <text:p>68.40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08-01-09 21:4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06-01-05 15:14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929101084601</text:p>
          </table:table-cell>
          <table:table-cell office:value-type="string" calcext:value-type="string">
            <text:p>2005-01-11 21:4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